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1.59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Punto 1</text:p>
          </table:table-cell>
          <table:covered-table-cell table:number-columns-repeated="12" table:style-name="ce6"/>
          <table:covered-table-cell table:style-name="ce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a)</text:p>
          </table:table-cell>
          <table:covered-table-cell table:style-name="ce6"/>
          <table:covered-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ntes:</text:p>
          </table:table-cell>
          <table:table-cell table:style-name="ce3" office:value-type="string" calcext:value-type="string">
            <text:p>20 aplicacione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hora: </text:p>
          </table:table-cell>
          <table:table-cell table:style-name="ce3" office:value-type="string" calcext:value-type="string">
            <text:p>7 aplicaci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C(20, 7):</text:p>
          </table:table-cell>
          <table:table-cell table:style-name="ce7" table:formula="of:=FACT(20)/(FACT(20-7)*FACT(7))" office:value-type="float" office:value="77520" calcext:value-type="float">
            <text:p>775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b)</text:p>
          </table:table-cell>
          <table:covered-table-cell table:style-name="ce6"/>
          <table:covered-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ntes:</text:p>
          </table:table-cell>
          <table:table-cell table:style-name="ce3" office:value-type="string" calcext:value-type="string">
            <text:p>20 aplicaciones</text:p>
          </table:table-cell>
          <table:table-cell/>
          <table:table-cell table:style-name="ce3" office:value-type="string" calcext:value-type="string">
            <text:p>Dentro de un grupo de:</text:p>
          </table:table-cell>
          <table:table-cell table:style-name="ce3" office:value-type="string" calcext:value-type="string">
            <text:p>5 aplicaciones</text:p>
          </table:table-cell>
          <table:table-cell/>
          <table:table-cell table:style-name="ce3" office:value-type="string" calcext:value-type="string">
            <text:p>Antes:</text:p>
          </table:table-cell>
          <table:table-cell table:style-name="ce3" office:value-type="string" calcext:value-type="string">
            <text:p>15 aplicaciones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Ahora: </text:p>
          </table:table-cell>
          <table:table-cell table:style-name="ce3" office:value-type="string" calcext:value-type="string">
            <text:p>7 aplicaciones</text:p>
          </table:table-cell>
          <table:table-cell/>
          <table:table-cell table:style-name="ce3" office:value-type="string" calcext:value-type="string">
            <text:p>Si o si ya hay:</text:p>
          </table:table-cell>
          <table:table-cell table:style-name="ce3" office:value-type="string" calcext:value-type="string">
            <text:p>3 aplicaciones</text:p>
          </table:table-cell>
          <table:table-cell/>
          <table:table-cell table:style-name="ce3" office:value-type="string" calcext:value-type="string">
            <text:p>Ahora:</text:p>
          </table:table-cell>
          <table:table-cell table:style-name="ce3" office:value-type="string" calcext:value-type="string">
            <text:p>4 aplicacion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(15, 4):</text:p>
          </table:table-cell>
          <table:table-cell table:style-name="ce8" table:formula="of:=FACT(15)/(FACT(15-4)*FACT(4))" office:value-type="float" office:value="1365" calcext:value-type="float">
            <text:p>1365</text:p>
          </table:table-cell>
          <table:table-cell/>
          <table:table-cell table:style-name="ce3" office:value-type="string" calcext:value-type="string">
            <text:p>C(5, 3):</text:p>
          </table:table-cell>
          <table:table-cell table:style-name="ce8" table:formula="of:=FACT(5)/(FACT(5-3)*FACT(3))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Total:</text:p>
          </table:table-cell>
          <table:table-cell table:style-name="ce7" table:formula="of:=[.C16]*[.F16]" office:value-type="float" office:value="13650" calcext:value-type="float">
            <text:p>1365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Punto 2</text:p>
          </table:table-cell>
          <table:covered-table-cell table:number-columns-repeated="12" table:style-name="ce6"/>
          <table:covered-table-cell table:style-name="ce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a)</text:p>
          </table:table-cell>
          <table:covered-table-cell table:style-name="ce6"/>
          <table:covered-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C(52, 5):</text:p>
          </table:table-cell>
          <table:table-cell table:style-name="ce19" table:formula="of:=FACT(52)/(FACT(52-5)*FACT(5))" office:value-type="float" office:value="2598960" calcext:value-type="float">
            <text:p>25989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b)</text:p>
          </table:table-cell>
          <table:covered-table-cell table:style-name="ce6"/>
          <table:covered-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antidad de palos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Coger 5 cartas de un palo:</text:p>
          </table:table-cell>
          <table:table-cell table:style-name="ce8" table:formula="of:=FACT(13)/(FACT(5)*FACT(8))" office:value-type="float" office:value="1287" calcext:value-type="float">
            <text:p>128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Combinaciones posibles:</text:p>
          </table:table-cell>
          <table:table-cell table:style-name="ce19" table:formula="of:=[.C26]*[.C27]" office:value-type="float" office:value="5148" calcext:value-type="float">
            <text:p>5148</text:p>
          </table:table-cell>
          <table:table-cell table:style-name="ce14" office:value-type="string" calcext:value-type="string">
            <text:p>manos de poqu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arte c)</text:p>
          </table:table-cell>
          <table:covered-table-cell table:style-name="ce6"/>
          <table:covered-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Escoger 2 denominaciones diferentes:</text:p>
          </table:table-cell>
          <table:table-cell table:style-name="ce8" table:formula="of:=FACT(13)/FACT(13-2)" office:value-type="float" office:value="156" calcext:value-type="float">
            <text:p>156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Conseguir 3 de una denominación:</text:p>
          </table:table-cell>
          <table:table-cell table:style-name="ce8" table:formula="of:=FACT(4)/(FACT(4-3)*FACT(3)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Conseguir 2 de una denominación:</text:p>
          </table:table-cell>
          <table:table-cell table:style-name="ce8" table:formula="of:=FACT(4)/(FACT(4-2)*FACT(2)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Total:</text:p>
          </table:table-cell>
          <table:table-cell table:style-name="ce19" table:formula="of:=[.C32]*[.C33]*[.C34]" office:value-type="float" office:value="3744" calcext:value-type="float">
            <text:p>3744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07:30:13.657660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7T07:32:09.343874718</dc:date>
    <meta:editing-duration>PT1M56S</meta:editing-duration>
    <meta:editing-cycles>2</meta:editing-cycles>
    <meta:document-statistic meta:table-count="1" meta:cell-count="48" meta:object-count="0"/>
  </office:meta>
</office:document-meta>
</file>